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50%"/>
      <style:text-properties fo:font-size="14pt" fo:font-weight="bold" officeooo:rsid="001514a7" officeooo:paragraph-rsid="001514a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rsid="0037e41c" officeooo:paragraph-rsid="0037e41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bold" officeooo:rsid="0039e9cf" officeooo:paragraph-rsid="0039e9c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fo:font-weight="bold" officeooo:rsid="002c7ac5" officeooo:paragraph-rsid="00291cb5" fo:background-color="transparent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fo:font-weight="bold" officeooo:rsid="0037e41c" officeooo:paragraph-rsid="0037e41c" fo:background-color="transparent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fo:font-weight="bold" officeooo:rsid="00381eb8" officeooo:paragraph-rsid="00381eb8" fo:background-color="transparent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officeooo:rsid="003a6e61" officeooo:paragraph-rsid="003a6e61" fo:background-color="transparent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bold" officeooo:rsid="003eb982" officeooo:paragraph-rsid="003eb982" fo:background-color="transparent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font-weight="normal" officeooo:rsid="0039e9cf" officeooo:paragraph-rsid="0039e9c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size="14pt" fo:font-weight="normal" officeooo:rsid="0039e9cf" officeooo:paragraph-rsid="0039fe6a" fo:background-color="transparent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size="14pt" fo:font-weight="normal" officeooo:rsid="003a6e61" officeooo:paragraph-rsid="003a6e61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size="14pt" fo:font-weight="normal" officeooo:rsid="003a6e61" officeooo:paragraph-rsid="003cf5e3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font-size="14pt" fo:font-weight="normal" officeooo:rsid="003ae93a" officeooo:paragraph-rsid="003ae93a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size="14pt" fo:font-weight="normal" officeooo:rsid="003ae93a" officeooo:paragraph-rsid="003cf5e3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size="14pt" fo:font-weight="normal" officeooo:rsid="003cf5e3" officeooo:paragraph-rsid="003cf5e3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size="14pt" fo:font-weight="normal" officeooo:rsid="003eb982" officeooo:paragraph-rsid="003eb982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size="14pt" fo:font-weight="normal" officeooo:rsid="0039e9cf" officeooo:paragraph-rsid="0039e9cf" fo:background-color="#b4c7d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font-size="14pt" fo:font-weight="normal" officeooo:rsid="003ae93a" officeooo:paragraph-rsid="003ae93a" fo:background-color="#b4c7d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size="14pt" fo:font-weight="normal" officeooo:rsid="003cf5e3" officeooo:paragraph-rsid="003cf5e3" fo:background-color="#b4c7dc" style:font-size-asian="12.25pt" style:font-weight-asian="normal" style:font-size-complex="14pt" style:font-weight-complex="normal"/>
    </style:style>
    <style:style style:name="P20" style:family="paragraph" style:parent-style-name="Table_20_Contents">
      <style:text-properties fo:font-size="14pt" officeooo:rsid="0037e41c" officeooo:paragraph-rsid="0037e41c" style:font-size-asian="12.25pt" style:font-size-complex="14pt"/>
    </style:style>
    <style:style style:name="P21" style:family="paragraph" style:parent-style-name="Table_20_Contents">
      <style:text-properties fo:font-size="14pt" officeooo:rsid="0039e9cf" officeooo:paragraph-rsid="0039e9cf" style:font-size-asian="12.25pt" style:font-size-complex="14pt"/>
    </style:style>
    <style:style style:name="P22" style:family="paragraph" style:parent-style-name="Table_20_Contents">
      <style:text-properties fo:font-size="14pt" officeooo:rsid="0039fe6a" officeooo:paragraph-rsid="0039fe6a" style:font-size-asian="12.25pt" style:font-size-complex="14pt"/>
    </style:style>
    <style:style style:name="P23" style:family="paragraph" style:parent-style-name="Table_20_Contents">
      <style:text-properties fo:font-size="14pt" officeooo:rsid="003a6e61" officeooo:paragraph-rsid="003a6e61" style:font-size-asian="12.25pt" style:font-size-complex="14pt"/>
    </style:style>
    <style:style style:name="P24" style:family="paragraph" style:parent-style-name="Table_20_Contents">
      <style:text-properties fo:font-size="14pt" officeooo:rsid="003cf5e3" officeooo:paragraph-rsid="003cf5e3" style:font-size-asian="12.25pt" style:font-size-complex="14pt"/>
    </style:style>
    <style:style style:name="P25" style:family="paragraph" style:parent-style-name="Standard">
      <style:paragraph-properties fo:line-height="150%"/>
      <style:text-properties fo:font-size="14pt" fo:font-weight="normal" officeooo:rsid="0039e9cf" officeooo:paragraph-rsid="0039e9cf" fo:background-color="#b4c7d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fo:font-size="14pt" fo:font-weight="normal" officeooo:rsid="0039e9cf" officeooo:paragraph-rsid="0039e9cf" fo:background-color="#b4c7d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size="14pt" fo:font-weight="normal" officeooo:rsid="0037e41c" officeooo:paragraph-rsid="0037e41c" fo:background-color="#b4c7d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font-size="14pt" fo:font-weight="normal" officeooo:rsid="0037e41c" officeooo:paragraph-rsid="004beea7" fo:background-color="#b4c7d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size="14pt" fo:font-weight="normal" officeooo:rsid="0037e41c" officeooo:paragraph-rsid="0037e41c" fo:background-color="#b4c7dc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fo:font-size="14pt" fo:font-weight="normal" officeooo:rsid="004beea7" officeooo:paragraph-rsid="004beea7" fo:background-color="#b4c7dc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size="14pt" fo:font-weight="normal" officeooo:rsid="003ae93a" officeooo:paragraph-rsid="003ae93a" fo:background-color="#b4c7d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fo:font-size="14pt" fo:font-weight="normal" officeooo:rsid="003cf5e3" officeooo:paragraph-rsid="003cf5e3" fo:background-color="#b4c7dc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font-size="14pt" fo:font-weight="normal" officeooo:rsid="003cf5e3" officeooo:paragraph-rsid="003cf5e3" fo:background-color="#b4c7d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font-size="14pt" fo:font-weight="normal" officeooo:rsid="003a6e61" officeooo:paragraph-rsid="003a6e61" fo:background-color="#b4c7dc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font-size="14pt" fo:font-weight="normal" officeooo:rsid="0041fd2b" officeooo:paragraph-rsid="0041fd2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fo:font-size="14pt" fo:font-weight="normal" officeooo:rsid="0037e41c" officeooo:paragraph-rsid="0037e41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fo:font-size="14pt" fo:font-weight="normal" officeooo:rsid="0049e255" officeooo:paragraph-rsid="0049e255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fo:font-size="14pt" fo:font-weight="normal" officeooo:rsid="004beea7" officeooo:paragraph-rsid="004beea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fo:font-size="14pt" fo:font-weight="normal" officeooo:rsid="0037e41c" officeooo:paragraph-rsid="004dfad6" fo:background-color="transparent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fo:font-size="14pt" fo:font-weight="normal" officeooo:rsid="0037e41c" officeooo:paragraph-rsid="004f5629" fo:background-color="transparent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fo:font-size="14pt" fo:font-weight="normal" officeooo:rsid="00522ed7" officeooo:paragraph-rsid="00522ed7" fo:background-color="transparent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fo:font-size="14pt" fo:font-weight="normal" officeooo:rsid="003cf5e3" officeooo:paragraph-rsid="003cf5e3" fo:background-color="transparent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fo:font-size="14pt" fo:font-weight="normal" officeooo:rsid="003cf5e3" officeooo:paragraph-rsid="005381d5" fo:background-color="transparent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fo:font-size="14pt" fo:font-weight="normal" officeooo:rsid="003cf5e3" officeooo:paragraph-rsid="0056a5db" fo:background-color="transparent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fo:font-size="14pt" fo:font-weight="normal" officeooo:rsid="003cf5e3" officeooo:paragraph-rsid="005a74c3" fo:background-color="transparent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fo:font-size="14pt" fo:font-weight="normal" officeooo:rsid="003a6e61" officeooo:paragraph-rsid="003a6e61" fo:background-color="transparent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fo:font-size="14pt" fo:font-weight="normal" officeooo:rsid="005c5265" officeooo:paragraph-rsid="005c5265" fo:background-color="transparent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fo:font-size="14pt" fo:font-weight="normal" officeooo:rsid="0062cd8c" officeooo:paragraph-rsid="0062cd8c" fo:background-color="transparent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fo:font-size="14pt" fo:font-weight="bold" officeooo:rsid="0039e9cf" officeooo:paragraph-rsid="0039e9c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fo:font-size="14pt" fo:font-weight="bold" officeooo:rsid="00381eb8" officeooo:paragraph-rsid="00381eb8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fo:font-size="14pt" fo:font-weight="bold" officeooo:rsid="0037e41c" officeooo:paragraph-rsid="0037e41c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fo:font-size="14pt" fo:font-weight="bold" officeooo:rsid="003ae93a" officeooo:paragraph-rsid="003ae93a" fo:background-color="transparent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font-size="14pt" fo:font-weight="bold" officeooo:rsid="003cf5e3" officeooo:paragraph-rsid="003cf5e3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34f2ce"/>
    </style:style>
    <style:style style:name="T2" style:family="text">
      <style:text-properties officeooo:rsid="00381eb8"/>
    </style:style>
    <style:style style:name="T3" style:family="text">
      <style:text-properties officeooo:rsid="00381eb8" fo:background-color="transparent" loext:char-shading-value="0"/>
    </style:style>
    <style:style style:name="T4" style:family="text">
      <style:text-properties officeooo:rsid="003a6e61" fo:background-color="transparent" loext:char-shading-value="0"/>
    </style:style>
    <style:style style:name="T5" style:family="text">
      <style:text-properties fo:background-color="#b4c7dc" loext:char-shading-value="0"/>
    </style:style>
    <style:style style:name="T6" style:family="text">
      <style:text-properties fo:background-color="#b4c7dc" loext:char-shading-value="0"/>
    </style:style>
    <style:style style:name="T7" style:family="text">
      <style:text-properties officeooo:rsid="003ae93a" fo:background-color="#b4c7dc" loext:char-shading-value="0"/>
    </style:style>
    <style:style style:name="T8" style:family="text">
      <style:text-properties officeooo:rsid="005381d5" fo:background-color="#b4c7dc" loext:char-shading-value="0"/>
    </style:style>
    <style:style style:name="T9" style:family="text">
      <style:text-properties officeooo:rsid="005502ec" fo:background-color="#b4c7dc" loext:char-shading-value="0"/>
    </style:style>
    <style:style style:name="T10" style:family="text">
      <style:text-properties officeooo:rsid="0039fe6a"/>
    </style:style>
    <style:style style:name="T11" style:family="text">
      <style:text-properties officeooo:rsid="003a6e61"/>
    </style:style>
    <style:style style:name="T12" style:family="text">
      <style:text-properties officeooo:rsid="003cf5e3"/>
    </style:style>
    <style:style style:name="T13" style:family="text">
      <style:text-properties officeooo:rsid="00418c0d"/>
    </style:style>
    <style:style style:name="T14" style:family="text">
      <style:text-properties officeooo:rsid="00423992"/>
    </style:style>
    <style:style style:name="T15" style:family="text">
      <style:text-properties officeooo:rsid="00434c39"/>
    </style:style>
    <style:style style:name="T16" style:family="text">
      <style:text-properties officeooo:rsid="00451db4"/>
    </style:style>
    <style:style style:name="T17" style:family="text">
      <style:text-properties officeooo:rsid="00472056"/>
    </style:style>
    <style:style style:name="T18" style:family="text">
      <style:text-properties officeooo:rsid="004beea7"/>
    </style:style>
    <style:style style:name="T19" style:family="text"/>
    <style:style style:name="T20" style:family="text">
      <style:text-properties officeooo:rsid="004dfad6"/>
    </style:style>
    <style:style style:name="T21" style:family="text">
      <style:text-properties officeooo:rsid="004f5629"/>
    </style:style>
    <style:style style:name="T22" style:family="text">
      <style:text-properties officeooo:rsid="0056a5db"/>
    </style:style>
    <style:style style:name="T23" style:family="text">
      <style:text-properties officeooo:rsid="005c5265"/>
    </style:style>
    <style:style style:name="T24" style:family="text">
      <style:text-properties officeooo:rsid="005dc438"/>
    </style:style>
    <style:style style:name="T25" style:family="text">
      <style:text-properties officeooo:rsid="005f23bc"/>
    </style:style>
    <style:style style:name="T26" style:family="text">
      <style:text-properties officeooo:rsid="0062cd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3.<text:span text:style-name="T1">4</text:span></text:p>
      <text:p text:style-name="P50">ЧАСТЬ 1. <text:span text:style-name="T15">Как представлены в памяти локальные переменные</text:span></text:p>
      <text:p text:style-name="P3">1.</text:p>
      <text:p text:style-name="P35">Создадим несколько локальных переменных</text:p>
      <text:p text:style-name="P17">#include &lt;stdio.h&gt;</text:p>
      <text:p text:style-name="P17"/>
      <text:p text:style-name="P17">int main (void)</text:p>
      <text:p text:style-name="P17">{</text:p>
      <text:p text:style-name="P17"><text:s text:c="4"/>short <text:span text:style-name="T10">digit</text:span> = 4;</text:p>
      <text:p text:style-name="P17"><text:s text:c="4"/>char letter = 1;</text:p>
      <text:p text:style-name="P17"><text:s text:c="4"/>double code = 2.2;</text:p>
      <text:p text:style-name="P17"><text:s text:c="4"/>int <text:span text:style-name="T10">number</text:span> = 3;</text:p>
      <text:p text:style-name="P17"/>
      <text:p text:style-name="P17"><text:s text:c="4"/><text:span text:style-name="T13">return 0;</text:span></text:p>
      <text:p text:style-name="P17">}</text:p>
      <text:p text:style-name="P9"/>
      <text:p text:style-name="P3">2.</text:p>
      <text:p text:style-name="P35">Тогда на дампе они представлены следующим образом:</text:p>
      <text:p text:style-name="P26">(gdb) x/1f &amp;code</text:p>
      <text:p text:style-name="P26">0x7fffffffdfb8:<text:tab/>2.2000000000000002</text:p>
      <text:p text:style-name="P26">(gdb) x/1c &amp;letter</text:p>
      <text:p text:style-name="P26">0x7fffffffdfb1:<text:tab/>1 '\001'</text:p>
      <text:p text:style-name="P26">(gdb) x/1h &amp;digit</text:p>
      <text:p text:style-name="P26">0x7fffffffdfb2:<text:tab/>4 '\004'</text:p>
      <text:p text:style-name="P26">(gdb) x/1w &amp;number</text:p>
      <text:p text:style-name="P26">0x7fffffffdfb4:<text:tab/>3 '\003'</text:p>
      <text:p text:style-name="P1"/>
      <text:p text:style-name="P3">3.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1">Имя переменной</text:p>
          </table:table-cell>
          <table:table-cell table:style-name="Таблица2.A1" office:value-type="string">
            <text:p text:style-name="P21">Размер переменной</text:p>
          </table:table-cell>
          <table:table-cell table:style-name="Таблица2.C1" office:value-type="string">
            <text:p text:style-name="P21">Адрес переменной</text:p>
          </table:table-cell>
        </table:table-row>
        <table:table-row>
          <table:table-cell table:style-name="Таблица2.A2" office:value-type="string">
            <text:p text:style-name="P21">letter</text:p>
          </table:table-cell>
          <table:table-cell table:style-name="Таблица2.A2" office:value-type="string">
            <text:p text:style-name="P21">1</text:p>
          </table:table-cell>
          <table:table-cell table:style-name="Таблица2.C2" office:value-type="string">
            <text:p text:style-name="P10">0x7fffffffdfb1 </text:p>
          </table:table-cell>
        </table:table-row>
        <text:soft-page-break/>
        <table:table-row>
          <table:table-cell table:style-name="Таблица2.A2" office:value-type="string">
            <text:p text:style-name="P22">digit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10">0x7fffffffdfb<text:span text:style-name="T14">2</text:span> </text:p>
          </table:table-cell>
        </table:table-row>
        <table:table-row>
          <table:table-cell table:style-name="Таблица2.A2" office:value-type="string">
            <text:p text:style-name="P21">code</text:p>
          </table:table-cell>
          <table:table-cell table:style-name="Таблица2.A2" office:value-type="string">
            <text:p text:style-name="P21">8</text:p>
          </table:table-cell>
          <table:table-cell table:style-name="Таблица2.C2" office:value-type="string">
            <text:p text:style-name="P10">0x7fffffffdfb<text:span text:style-name="T14">8</text:span></text:p>
          </table:table-cell>
        </table:table-row>
        <table:table-row>
          <table:table-cell table:style-name="Таблица2.A2" office:value-type="string">
            <text:p text:style-name="P22">number</text:p>
          </table:table-cell>
          <table:table-cell table:style-name="Таблица2.A2" office:value-type="string">
            <text:p text:style-name="P21">4</text:p>
          </table:table-cell>
          <table:table-cell table:style-name="Таблица2.C2" office:value-type="string">
            <text:p text:style-name="P10">0x7fffffffdfb<text:span text:style-name="T14">4</text:span> </text:p>
          </table:table-cell>
        </table:table-row>
      </table:table>
      <text:p text:style-name="P3"/>
      <text:p text:style-name="P3">4.</text:p>
      <text:p text:style-name="P9">Переменные располагаются в памяти последовательно, в порядке возрастания размера <text:span text:style-name="T16">типа</text:span>. Переменные располагаются в ячейках, кратных размеру</text:p>
      <text:p text:style-name="P1"/>
      <text:p text:style-name="P2">ЧАСТЬ <text:span text:style-name="T2">2. </text:span><text:span text:style-name="T17">Как представлены в памяти структуры</text:span></text:p>
      <text:p text:style-name="P2">1.</text:p>
      <text:p text:style-name="P37">Создадим структуру с несколькими полями и опишем в main переменную структурного типа. Для наглядности проинициализируем поля структуры значениями:</text:p>
      <text:p text:style-name="P27">#include &lt;stdio.h&gt;</text:p>
      <text:p text:style-name="P27"/>
      <text:p text:style-name="P27">struct test</text:p>
      <text:p text:style-name="P27">{</text:p>
      <text:p text:style-name="P27"><text:s text:c="4"/>char letter;</text:p>
      <text:p text:style-name="P27"><text:s text:c="4"/>double code;</text:p>
      <text:p text:style-name="P27"><text:s text:c="4"/>int number;</text:p>
      <text:p text:style-name="P27"><text:s text:c="4"/>short digit;</text:p>
      <text:p text:style-name="P27">};</text:p>
      <text:p text:style-name="P27"/>
      <text:p text:style-name="P27">int main (void)</text:p>
      <text:p text:style-name="P27">{</text:p>
      <text:p text:style-name="P27"><text:s text:c="4"/>struct test a;</text:p>
      <text:p text:style-name="P27"><text:s text:c="4"/>a.letter = 1;</text:p>
      <text:p text:style-name="P27"><text:s text:c="4"/>a.code = 2.2;</text:p>
      <text:p text:style-name="P27"><text:s text:c="4"/>a.number = 3;</text:p>
      <text:p text:style-name="P27"><text:s text:c="4"/>a.digit = 4;</text:p>
      <text:p text:style-name="P27"><text:soft-page-break/></text:p>
      <text:p text:style-name="P27"><text:s text:c="4"/>return 0;</text:p>
      <text:p text:style-name="P27">}</text:p>
      <text:p text:style-name="P1"/>
      <text:p text:style-name="P2">2.</text:p>
      <text:p text:style-name="P38">Тогда дамп памяти, содержащий структуру, выглядит так:</text:p>
      <text:p text:style-name="P30">(gdb) print sizeof(a)</text:p>
      <text:p text:style-name="P30">$1 = 24</text:p>
      <text:p text:style-name="P29">(gdb) x/24b &amp;a</text:p>
      <text:p text:style-name="P29">0x7fffffffdfa0:<text:tab/>1<text:tab/>-29<text:tab/>-1<text:tab/>-1<text:tab/>-1<text:tab/>127<text:tab/>0<text:tab/>0</text:p>
      <text:p text:style-name="P29">0x7fffffffdfa8:<text:tab/>-102<text:tab/>-103<text:tab/>-103<text:tab/>-103<text:tab/>-103<text:tab/>-103<text:tab/>1<text:tab/>64</text:p>
      <text:p text:style-name="P29">0x7fffffffdfb0:<text:tab/>3<text:tab/>0<text:tab/>0<text:tab/>0<text:tab/>4<text:tab/>0<text:tab/>0<text:tab/>0</text:p>
      <text:p text:style-name="P36"/>
      <text:p text:style-name="P28"><text:span text:style-name="T19">0x7fffffffdfa0</text:span><text:span text:style-name="T3"> — </text:span><text:span text:style-name="T4">a.letter </text:span></text:p>
      <text:p text:style-name="P28"><text:span text:style-name="T19">0x7fffffffdfa</text:span><text:span text:style-name="T18">8</text:span><text:span text:style-name="T3"> — </text:span><text:span text:style-name="T4">a.code </text:span></text:p>
      <text:p text:style-name="P28"><text:span text:style-name="T19">0x7fffffffdf</text:span><text:span text:style-name="T18">b0</text:span><text:span text:style-name="T3"> — </text:span><text:span text:style-name="T4">a.number </text:span></text:p>
      <text:p text:style-name="P28"><text:span text:style-name="T19">0x7fffffffdf</text:span><text:span text:style-name="T18">b4</text:span><text:span text:style-name="T3"> —</text:span><text:span text:style-name="T4"> a.digit </text:span></text:p>
      <text:p text:style-name="P4"/>
      <text:p text:style-name="P5">3.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0">Имя <text:span text:style-name="T2">поля</text:span></text:p>
          </table:table-cell>
          <table:table-cell table:style-name="Таблица1.A1" office:value-type="string">
            <text:p text:style-name="P20">Размер <text:span text:style-name="T2">поля</text:span></text:p>
          </table:table-cell>
          <table:table-cell table:style-name="Таблица1.C1" office:value-type="string">
            <text:p text:style-name="P20">Адрес <text:span text:style-name="T2">поля</text:span></text:p>
          </table:table-cell>
        </table:table-row>
        <table:table-row>
          <table:table-cell table:style-name="Таблица1.A2" office:value-type="string">
            <text:p text:style-name="P20">letter</text:p>
          </table:table-cell>
          <table:table-cell table:style-name="Таблица1.A2" office:value-type="string">
            <text:p text:style-name="P20">1</text:p>
          </table:table-cell>
          <table:table-cell table:style-name="Таблица1.C2" office:value-type="string">
            <text:p text:style-name="P39">0x7fffffffdfa0</text:p>
          </table:table-cell>
        </table:table-row>
        <table:table-row>
          <table:table-cell table:style-name="Таблица1.A2" office:value-type="string">
            <text:p text:style-name="P20">code</text:p>
          </table:table-cell>
          <table:table-cell table:style-name="Таблица1.A2" office:value-type="string">
            <text:p text:style-name="P20">8</text:p>
          </table:table-cell>
          <table:table-cell table:style-name="Таблица1.C2" office:value-type="string">
            <text:p text:style-name="P39">0x7fffffffdfa<text:span text:style-name="T20">8</text:span></text:p>
          </table:table-cell>
        </table:table-row>
        <table:table-row>
          <table:table-cell table:style-name="Таблица1.A2" office:value-type="string">
            <text:p text:style-name="P23">number</text:p>
          </table:table-cell>
          <table:table-cell table:style-name="Таблица1.A2" office:value-type="string">
            <text:p text:style-name="P20">4</text:p>
          </table:table-cell>
          <table:table-cell table:style-name="Таблица1.C2" office:value-type="string">
            <text:p text:style-name="P39">0x7fffffffdf<text:span text:style-name="T20">b0</text:span></text:p>
          </table:table-cell>
        </table:table-row>
        <table:table-row>
          <table:table-cell table:style-name="Таблица1.A2" office:value-type="string">
            <text:p text:style-name="P23">digit</text:p>
          </table:table-cell>
          <table:table-cell table:style-name="Таблица1.A2" office:value-type="string">
            <text:p text:style-name="P23">2</text:p>
          </table:table-cell>
          <table:table-cell table:style-name="Таблица1.C2" office:value-type="string">
            <text:p text:style-name="P39">0x7fffffffdf<text:span text:style-name="T20">b4</text:span></text:p>
          </table:table-cell>
        </table:table-row>
      </table:table>
      <text:p text:style-name="P6"/>
      <text:p text:style-name="P11">Поля располагаются в памяти в порядке их объявления в структуре. Поля располагаются в ячейках памяти, кратных размеру поля</text:p>
      <text:p text:style-name="P11"/>
      <text:p text:style-name="P7">4.</text:p>
      <text:p text:style-name="P40"><text:soft-page-break/><text:span text:style-name="T6">0x7fffffffdfa0</text:span><text:span text:style-name="T2"> — </text:span><text:span text:style-name="T11">адрес памяти, по которому располагается переменная структурного типа</text:span></text:p>
      <text:p text:style-name="P13">Адрес совпадает с адресом поля, объявленного первым в структуре</text:p>
      <text:p text:style-name="P13"/>
      <text:p text:style-name="P52">5.</text:p>
      <text:p text:style-name="P41">Реализуем упаковку структуры:</text:p>
      <text:p text:style-name="P41"><text:span text:style-name="T7">#include &lt;stdio.h&gt;</text:span></text:p>
      <text:p text:style-name="P18"/>
      <text:p text:style-name="P18">#pragma pack(push, 1)</text:p>
      <text:p text:style-name="P18">struct test</text:p>
      <text:p text:style-name="P18">{</text:p>
      <text:p text:style-name="P18"><text:s text:c="4"/>char letter;</text:p>
      <text:p text:style-name="P18"><text:s text:c="4"/>double code;</text:p>
      <text:p text:style-name="P18"><text:s text:c="4"/>int number;</text:p>
      <text:p text:style-name="P18"><text:s text:c="4"/>short digit;</text:p>
      <text:p text:style-name="P18">} a;</text:p>
      <text:p text:style-name="P18">#pragma pack(pop)</text:p>
      <text:p text:style-name="P18"/>
      <text:p text:style-name="P18">int main (void)</text:p>
      <text:p text:style-name="P18">{</text:p>
      <text:p text:style-name="P18"><text:s text:c="4"/>a.letter = 1;</text:p>
      <text:p text:style-name="P18"><text:s text:c="4"/>a.code = 2.2;</text:p>
      <text:p text:style-name="P18"><text:s text:c="4"/>a.number = 3;</text:p>
      <text:p text:style-name="P18"><text:s text:c="4"/>a.digit = 4;</text:p>
      <text:p text:style-name="P18"/>
      <text:p text:style-name="P18"><text:s text:c="4"/><text:span text:style-name="T21">return 0;</text:span></text:p>
      <text:p text:style-name="P18">}</text:p>
      <text:p text:style-name="P13"/>
      <text:p text:style-name="P15">Дамп памяти:</text:p>
      <text:p text:style-name="P33">(gdb) print sizeof(a)</text:p>
      <text:p text:style-name="P33"><text:soft-page-break/>$1 = 15</text:p>
      <text:p text:style-name="P33">(gdb) x/15b &amp;a</text:p>
      <text:p text:style-name="P33">0x555555558018 &lt;a&gt;:<text:tab/>1<text:tab/>-102<text:tab/>-103<text:tab/>-103<text:tab/>-103<text:tab/>-103<text:tab/>-103<text:tab/>1</text:p>
      <text:p text:style-name="P33">0x555555558020 &lt;a+8&gt;:<text:tab/>64<text:tab/>3<text:tab/>0<text:tab/>0<text:tab/>0<text:tab/>4<text:tab/>0</text:p>
      <text:p text:style-name="P15"/>
      <text:p text:style-name="P43"><text:span text:style-name="T6">0x555555558018</text:span> — a.letter</text:p>
      <text:p text:style-name="P43"><text:span text:style-name="T6">0x55555555801</text:span><text:span text:style-name="T8">9</text:span> — a.code</text:p>
      <text:p text:style-name="P43"><text:span text:style-name="T6">0x5555555580</text:span><text:span text:style-name="T8">21</text:span> — a.number</text:p>
      <text:p text:style-name="P43"><text:span text:style-name="T6">0x5555555580</text:span><text:span text:style-name="T8">2</text:span><text:span text:style-name="T9">5</text:span> — a.digit</text:p>
      <text:p text:style-name="P15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4">Имя поля</text:p>
          </table:table-cell>
          <table:table-cell table:style-name="Таблица3.A1" office:value-type="string">
            <text:p text:style-name="P24">Размер поля</text:p>
          </table:table-cell>
          <table:table-cell table:style-name="Таблица3.C1" office:value-type="string">
            <text:p text:style-name="P24">Адрес поля</text:p>
          </table:table-cell>
        </table:table-row>
        <table:table-row>
          <table:table-cell table:style-name="Таблица3.A2" office:value-type="string">
            <text:p text:style-name="P24">a.letter</text:p>
          </table:table-cell>
          <table:table-cell table:style-name="Таблица3.A2" office:value-type="string">
            <text:p text:style-name="P24">1</text:p>
          </table:table-cell>
          <table:table-cell table:style-name="Таблица3.C2" office:value-type="string">
            <text:p text:style-name="P44">0x555555558018 </text:p>
          </table:table-cell>
        </table:table-row>
        <table:table-row>
          <table:table-cell table:style-name="Таблица3.A2" office:value-type="string">
            <text:p text:style-name="P24">a.code</text:p>
          </table:table-cell>
          <table:table-cell table:style-name="Таблица3.A2" office:value-type="string">
            <text:p text:style-name="P24">8</text:p>
          </table:table-cell>
          <table:table-cell table:style-name="Таблица3.C2" office:value-type="string">
            <text:p text:style-name="P44">0x55555555801<text:span text:style-name="T22">9</text:span></text:p>
          </table:table-cell>
        </table:table-row>
        <table:table-row>
          <table:table-cell table:style-name="Таблица3.A2" office:value-type="string">
            <text:p text:style-name="P24">a.number</text:p>
          </table:table-cell>
          <table:table-cell table:style-name="Таблица3.A2" office:value-type="string">
            <text:p text:style-name="P24">4</text:p>
          </table:table-cell>
          <table:table-cell table:style-name="Таблица3.C2" office:value-type="string">
            <text:p text:style-name="P44">0x5555555580<text:span text:style-name="T22">21</text:span></text:p>
          </table:table-cell>
        </table:table-row>
        <table:table-row>
          <table:table-cell table:style-name="Таблица3.A2" office:value-type="string">
            <text:p text:style-name="P24">a.digit</text:p>
          </table:table-cell>
          <table:table-cell table:style-name="Таблица3.A2" office:value-type="string">
            <text:p text:style-name="P24">2</text:p>
          </table:table-cell>
          <table:table-cell table:style-name="Таблица3.C2" office:value-type="string">
            <text:p text:style-name="P44">0x5555555580<text:span text:style-name="T22">25</text:span></text:p>
          </table:table-cell>
        </table:table-row>
      </table:table>
      <text:p text:style-name="P15"/>
      <text:p text:style-name="P12">Поля располагаются в памяти в порядке их объявления в структуре. <text:span text:style-name="T12">Между полями в памяти нет дыр</text:span></text:p>
      <text:p text:style-name="P12"/>
      <text:p text:style-name="P45"><text:span text:style-name="T6">0x555555558018</text:span> - <text:span text:style-name="T11">адрес памяти, по которому располагается переменная структурного типа</text:span></text:p>
      <text:p text:style-name="P14">Адрес совпадает с адресом поля, объявленного первым в структуре</text:p>
      <text:p text:style-name="P14"/>
      <text:p text:style-name="P53">6.</text:p>
      <text:p text:style-name="P47">Расположим поля структуры так, чтобы занимаемое ею место было минимальным:</text:p>
      <text:p text:style-name="P19">#include &lt;stdio.h&gt;</text:p>
      <text:p text:style-name="P19"/>
      <text:p text:style-name="P19">struct test</text:p>
      <text:p text:style-name="P19">{</text:p>
      <text:p text:style-name="P19"><text:soft-page-break/><text:s text:c="4"/>char letter;</text:p>
      <text:p text:style-name="P19"><text:s text:c="4"/>short digit;</text:p>
      <text:p text:style-name="P19"><text:s text:c="4"/>int number;</text:p>
      <text:p text:style-name="P19"><text:s text:c="4"/>double code;</text:p>
      <text:p text:style-name="P19">} a;</text:p>
      <text:p text:style-name="P19"/>
      <text:p text:style-name="P19">int main (void)</text:p>
      <text:p text:style-name="P19">{</text:p>
      <text:p text:style-name="P19"><text:s text:c="4"/>a.letter = 1;</text:p>
      <text:p text:style-name="P19"><text:s text:c="4"/>a.code = 2.2;</text:p>
      <text:p text:style-name="P19"><text:s text:c="4"/>a.number = 3;</text:p>
      <text:p text:style-name="P19"><text:s text:c="4"/>a.digit = 4;</text:p>
      <text:p text:style-name="P19"/>
      <text:p text:style-name="P19"><text:s text:c="4"/><text:span text:style-name="T24">return 0;</text:span></text:p>
      <text:p text:style-name="P19">}</text:p>
      <text:p text:style-name="P11"/>
      <text:p text:style-name="P47">В таком случае размер структуры равен:</text:p>
      <text:p text:style-name="P34">(gdb) print sizeof(a)</text:p>
      <text:p text:style-name="P34">$1 = 16</text:p>
      <text:p text:style-name="P11"><text:span text:style-name="T6">(gdb) x/16b &amp;a</text:span></text:p>
      <text:p text:style-name="P34">0x555555558020 &lt;a&gt;:<text:tab/>1<text:tab/>0<text:tab/>4<text:tab/>0<text:tab/>3<text:tab/>0<text:tab/>0<text:tab/>0</text:p>
      <text:p text:style-name="P34">0x555555558028 &lt;a+8&gt;:<text:tab/>-102<text:tab/>-103<text:tab/>-103<text:tab/>-103<text:tab/>-103<text:tab/>-103<text:tab/>1<text:tab/>64</text:p>
      <text:p text:style-name="P11"/>
      <text:p text:style-name="P16"><text:span text:style-name="T23">Соответственно, з</text:span>анимаемое структурой место минимально, когда ее поля расположены в порядке возрастания размера, занимаемого полем <text:span text:style-name="T23">(как и в случае с локальными переменными)</text:span></text:p>
      <text:p text:style-name="P16"/>
      <text:p text:style-name="P8">7.</text:p>
      <text:p text:style-name="P48">Но несмотря на это есть завершающее выравнивание</text:p>
      <text:p text:style-name="P16"><text:soft-page-break/>Оно равно 1, потому что при таком расположении полей есть единственная пустая ячейка памяти между полем digit и полем <text:span text:style-name="T25">lett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9:25:39.131861958</meta:creation-date>
    <meta:editing-duration>PT39M54S</meta:editing-duration>
    <meta:editing-cycles>24</meta:editing-cycles>
    <meta:generator>LibreOffice/7.3.7.2$Linux_X86_64 LibreOffice_project/30$Build-2</meta:generator>
    <dc:date>2023-05-26T16:42:26.454008933</dc:date>
    <meta:document-statistic meta:table-count="3" meta:image-count="0" meta:object-count="0" meta:page-count="7" meta:paragraph-count="169" meta:word-count="541" meta:character-count="3492" meta:non-whitespace-character-count="2971"/>
  </office:meta>
</office:document-meta>
</file>